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37"/>
    <style:style style:name="ce4" style:family="table-cell" style:parent-style-name="Default" style:data-style-name="N38"/>
    <style:style style:name="ce5" style:family="table-cell" style:parent-style-name="Default" style:data-style-name="N39"/>
    <style:style style:name="co1" style:family="table-column">
      <style:table-column-properties fo:break-before="auto" style:column-width="3.83645833333333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3.67770833333333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2.27541666666667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Tx distance</text:p>
          </table:table-cell>
          <table:table-cell office:value-type="string" table:style-name="ce1">
            <text:p>km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x power</text:p>
          </table:table-cell>
          <table:table-cell office:value-type="string" table:style-name="ce1">
            <text:p>W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x gain</text:p>
          </table:table-cell>
          <table:table-cell table:style-name="ce1"/>
          <table:table-cell office:value-type="float" office:value="1.3" table:style-name="ce1">
            <text:p>1.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x gain</text:p>
          </table:table-cell>
          <table:table-cell table:style-name="ce1"/>
          <table:table-cell office:value-type="float" office:value="1.3" table:style-name="ce1">
            <text:p>1.3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req</text:p>
          </table:table-cell>
          <table:table-cell office:value-type="string" table:style-name="ce1">
            <text:p>Khz</text:p>
          </table:table-cell>
          <table:table-cell office:value-type="float" office:value="7000" table:style-name="ce1">
            <text:p>700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avelength</text:p>
          </table:table-cell>
          <table:table-cell office:value-type="string" table:style-name="ce1">
            <text:p>m</text:p>
          </table:table-cell>
          <table:table-cell office:value-type="float" office:value="42.857142857142854" table:formula="of:=300000/[.C8]" table:style-name="ce1">
            <text:p>42.8571428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sotropic Aperture</text:p>
          </table:table-cell>
          <table:table-cell office:value-type="string" table:style-name="ce1">
            <text:p>m2</text:p>
          </table:table-cell>
          <table:table-cell office:value-type="float" office:value="146.16270283949572" table:formula="of:=[.C9]*[.C9]/4/PI()" table:style-name="ce1">
            <text:p>146.162702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x aperture</text:p>
          </table:table-cell>
          <table:table-cell table:style-name="ce1"/>
          <table:table-cell office:value-type="float" office:value="190.01151369134445" table:formula="of:=[.C10]*[.C6]" table:style-name="ce1">
            <text:p>190.011513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x aperture</text:p>
          </table:table-cell>
          <table:table-cell table:style-name="ce1"/>
          <table:table-cell office:value-type="float" office:value="190.01151369134445" table:formula="of:=[.C10]*[.C5]" table:style-name="ce1">
            <text:p>190.011513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wer transfer</text:p>
          </table:table-cell>
          <table:table-cell table:style-name="ce1"/>
          <table:table-cell office:value-type="float" office:value="1.9656826571428038E-7" table:formula="of:=[.C12]*[.C11]/[.C3]/[.C3]/[.C9]/[.C9]/1000000" table:style-name="ce2">
            <text:p>0.00000019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wer received</text:p>
          </table:table-cell>
          <table:table-cell office:value-type="string" table:style-name="ce1">
            <text:p>uW</text:p>
          </table:table-cell>
          <table:table-cell office:value-type="float" office:value="19.656826571428038" table:formula="of:=[.C13]*[.C4]*1000000" table:style-name="ce1">
            <text:p>19.6568265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x rad resistance</text:p>
          </table:table-cell>
          <table:table-cell office:value-type="string" table:style-name="ce1">
            <text:p>O</text:p>
          </table:table-cell>
          <table:table-cell office:value-type="float" office:value="0.02" table:style-name="ce1">
            <text:p>0.0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x signal raw</text:p>
          </table:table-cell>
          <table:table-cell office:value-type="string" table:style-name="ce1">
            <text:p>mV</text:p>
          </table:table-cell>
          <table:table-cell office:value-type="float" office:value="0.62700600589512756" table:formula="of:=SQRT([.C14]*[.C15])" table:style-name="ce1">
            <text:p>0.62700600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x loss res</text:p>
          </table:table-cell>
          <table:table-cell office:value-type="string" table:style-name="ce1">
            <text:p>O</text:p>
          </table:table-cell>
          <table:table-cell office:value-type="float" office:value="0.5" table:style-name="ce3">
            <text:p>0.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x match</text:p>
          </table:table-cell>
          <table:table-cell office:value-type="string" table:style-name="ce1">
            <text:p>O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ch Z ratio</text:p>
          </table:table-cell>
          <table:table-cell table:style-name="ce1"/>
          <table:table-cell office:value-type="float" office:value="96.153846153846146" table:formula="of:=[.C18]/([.C15]+[.C17])" table:style-name="ce1">
            <text:p>96.1538461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ffective Rx rr</text:p>
          </table:table-cell>
          <table:table-cell office:value-type="string" table:style-name="ce1">
            <text:p>O</text:p>
          </table:table-cell>
          <table:table-cell office:value-type="float" office:value="1.9230769230769229" table:formula="of:=[.C19]*[.C15]" table:style-name="ce1">
            <text:p>1.92307692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x signal matched</text:p>
          </table:table-cell>
          <table:table-cell office:value-type="string" table:style-name="ce1">
            <text:p>mV</text:p>
          </table:table-cell>
          <table:table-cell office:value-type="float" office:value="6.148299729229092" table:formula="of:=[.C16]*SQRT([.C19])" table:style-name="ce1">
            <text:p>6.148299729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udio bandwidth</text:p>
          </table:table-cell>
          <table:table-cell office:value-type="string" table:style-name="ce1">
            <text:p>Hz</text:p>
          </table:table-cell>
          <table:table-cell office:value-type="float" office:value="2000" table:style-name="ce1">
            <text:p>200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ntenna noise power</text:p>
          </table:table-cell>
          <table:table-cell office:value-type="string" table:style-name="ce1">
            <text:p>pW</text:p>
          </table:table-cell>
          <table:table-cell office:value-type="float" office:value="3.3120000000000001E-5" table:formula="of:=4*1.38E-23*300*1000000000000*[.C23]" table:style-name="ce4">
            <text:p>0.00003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ntenna noise volts</text:p>
          </table:table-cell>
          <table:table-cell office:value-type="string" table:style-name="ce1">
            <text:p>uV</text:p>
          </table:table-cell>
          <table:table-cell office:value-type="float" office:value="4.0693979898751613E-2" table:formula="of:=SQRT([.C24]*[.C18])" table:style-name="ce1">
            <text:p>0.04069398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9 sensitivity</text:p>
          </table:table-cell>
          <table:table-cell office:value-type="string" table:style-name="ce1">
            <text:p>uV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ntenna noise S point</text:p>
          </table:table-cell>
          <table:table-cell table:style-name="ce1"/>
          <table:table-cell office:value-type="float" office:value="-1.2628969956871483" table:formula="of:=9-LOG([.C27]/[.C25])/LOG(2)" table:style-name="ce1">
            <text:p>-1.26289699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ignal S point</text:p>
          </table:table-cell>
          <table:table-cell table:style-name="ce1"/>
          <table:table-cell office:value-type="float" office:value="15.942115592923866" table:formula="of:=9-LOG([.C27]/[.C21]/1000)/LOG(2)" table:style-name="ce1">
            <text:p>15.94211559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ctual noise</text:p>
          </table:table-cell>
          <table:table-cell office:value-type="string" table:style-name="ce1">
            <text:p>uV</text:p>
          </table:table-cell>
          <table:table-cell office:value-type="float" office:value="12.5" table:style-name="ce1">
            <text:p>12.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ctual signal</text:p>
          </table:table-cell>
          <table:table-cell office:value-type="string" table:style-name="ce1">
            <text:p>uV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ctual raw sig</text:p>
          </table:table-cell>
          <table:table-cell office:value-type="string" table:style-name="ce1">
            <text:p>uV</text:p>
          </table:table-cell>
          <table:table-cell office:value-type="float" office:value="5.0990195135927854" table:formula="of:=[.C32]/SQRT([.C19])" table:style-name="ce1">
            <text:p>5.09901951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ctual rx power</text:p>
          </table:table-cell>
          <table:table-cell office:value-type="string" table:style-name="ce1">
            <text:p>uW</text:p>
          </table:table-cell>
          <table:table-cell office:value-type="float" office:value="1.3000000000000002E-3" table:formula="of:=[.C33]*[.C33]/[.C15]/1000000" table:style-name="ce5">
            <text:p>0.00130</text:p>
          </table:table-cell>
          <table:table-cell table:number-columns-repeated="16381"/>
        </table:table-row>
        <table:table-row table:number-rows-repeated="1048542" table:style-name="ro1">
          <table:table-cell table:number-columns-repeated="16384"/>
        </table:table-row>
      </table:table>
      <table:table table:name="Sheet2" table:style-name="ta1">
        <table:table-column table:style-name="co5" table:default-cell-style-name="ce1"/>
        <table:table-column table:style-name="co4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5" table:default-cell-style-name="ce1"/>
        <table:table-column table:style-name="co4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6">
      <number:number number:decimal-places="9" number:min-decimal-places="9" number:min-integer-digits="1"/>
    </number:number-style>
    <number:number-style style:name="N37">
      <number:number number:decimal-places="1" number:min-decimal-places="1" number:min-integer-digits="1"/>
    </number:number-style>
    <number:number-style style:name="N38">
      <number:number number:decimal-places="6" number:min-decimal-places="6" number:min-integer-digits="1"/>
    </number:number-style>
    <number:number-style style:name="N39">
      <number:number number:decimal-places="5" number:min-decimal-places="5" number:min-integer-digits="1"/>
    </number:number-style>
    <number:currency-style style:name="N40P0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40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40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815</meta:generator>
    <dc:title/>
    <dc:description/>
    <dc:subject/>
    <meta:initial-creator/>
    <dc:creator>Colin Berry</dc:creator>
    <meta:creation-date>2009-04-16T11:32:48Z</meta:creation-date>
    <dc:date>2023-08-23T20:24:23Z</dc:date>
    <meta:editing-cycles>5</meta:editing-cycles>
    <meta:user-defined meta:name="Info 1"/>
    <meta:user-defined meta:name="Info 2"/>
    <meta:user-defined meta:name="Info 3"/>
    <meta:user-defined meta:name="Info 4"/>
  </office:meta>
</office:document-meta>
</file>